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TA" style:family="table">
      <style:table-properties style:width="6.6979in" fo:margin-left="0in" table:align="left"/>
    </style:style>
    <style:style style:name="RTA.A" style:family="table-column">
      <style:table-column-properties style:column-width="1.5625in"/>
    </style:style>
    <style:style style:name="RTA.B" style:family="table-column">
      <style:table-column-properties style:column-width="2.3125in"/>
    </style:style>
    <style:style style:name="RTA.C" style:family="table-column">
      <style:table-column-properties style:column-width="1.5in"/>
    </style:style>
    <style:style style:name="RTA.D" style:family="table-column">
      <style:table-column-properties style:column-width="1.3229in"/>
    </style:style>
    <style:style style:name="RTA.A1" style:family="table-cell">
      <style:table-cell-properties fo:padding="0.0382in" fo:border-left="0.05pt solid #000000" fo:border-right="none" fo:border-top="0.05pt solid #000000" fo:border-bottom="0.05pt solid #000000"/>
    </style:style>
    <style:style style:name="RTA.D1" style:family="table-cell">
      <style:table-cell-properties fo:padding="0.0382in" fo:border="0.05pt solid #000000"/>
    </style:style>
    <style:style style:name="RTA.A2" style:family="table-cell">
      <style:table-cell-properties fo:padding="0.0382in" fo:border-left="0.05pt solid #000000" fo:border-right="none" fo:border-top="none" fo:border-bottom="0.05pt solid #000000"/>
    </style:style>
    <style:style style:name="RT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ccff" fo:font-size="16pt" officeooo:rsid="000fedfa" officeooo:paragraph-rsid="000fedf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color="#00ccff" fo:font-size="12pt" officeooo:rsid="000fedfa" officeooo:paragraph-rsid="000fedfa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ccff" style:font-name="Liberation Serif" fo:font-size="16pt" fo:font-style="normal" officeooo:rsid="000fedfa" officeooo:paragraph-rsid="000fedfa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font-style="normal" fo:font-weight="normal" officeooo:rsid="000fedfa" officeooo:paragraph-rsid="000fedf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font-style="normal" fo:font-weight="normal" officeooo:rsid="00118393" officeooo:paragraph-rsid="000fedf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font-style="normal" fo:font-weight="normal" officeooo:rsid="0012b0ae" officeooo:paragraph-rsid="000fedf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font-style="normal" officeooo:rsid="000fedfa" officeooo:paragraph-rsid="000fedfa" style:font-size-asian="10.5pt" style:font-style-asian="normal" style:font-size-complex="12pt" style:font-style-complex="normal"/>
    </style:style>
    <style:style style:name="P8" style:family="paragraph" style:parent-style-name="Table_20_Heading">
      <style:text-properties fo:font-size="12pt" officeooo:rsid="0014eef0" officeooo:paragraph-rsid="0014eef0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font-style="normal" fo:font-weight="normal" officeooo:rsid="0012b0ae" officeooo:paragraph-rsid="000fedf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DejaVu Serif" fo:font-size="10pt" officeooo:rsid="0016af6f" officeooo:paragraph-rsid="0016af6f" style:font-size-asian="10pt" style:font-size-complex="10pt"/>
    </style:style>
    <style:style style:name="P11" style:family="paragraph" style:parent-style-name="Preformatted_20_Text">
      <style:paragraph-properties fo:text-align="center" style:justify-single-word="false"/>
      <style:text-properties fo:color="#000000" style:font-name="DejaVu Serif" fo:font-size="10pt" officeooo:rsid="0014eef0" officeooo:paragraph-rsid="0014eef0" style:font-size-asian="10pt" style:font-size-complex="10pt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DejaVu Serif" fo:font-size="10pt" officeooo:rsid="0016af6f" officeooo:paragraph-rsid="0016af6f" style:font-size-asian="10pt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DejaVu Serif" fo:font-size="10pt" officeooo:rsid="0012b0ae" officeooo:paragraph-rsid="0012b0ae" style:font-size-asian="10pt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DejaVu Serif" fo:font-size="10pt" officeooo:rsid="0012e7a4" officeooo:paragraph-rsid="0012e7a4" style:font-size-asian="10pt" style:font-size-complex="10pt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DejaVu Serif" fo:font-size="10pt" style:font-size-asian="10pt" style:font-size-complex="10pt"/>
    </style:style>
    <style:style style:name="T1" style:family="text">
      <style:text-properties style:font-name="Liberation Serif1" fo:font-style="italic" style:font-style-asian="italic" style:font-style-complex="italic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fo:color="#000000" style:font-name="Liberation Serif" fo:font-style="normal" style:font-style-asian="normal" style:font-style-complex="normal"/>
    </style:style>
    <style:style style:name="T5" style:family="text">
      <style:text-properties fo:color="#000000" style:font-name="Liberation Serif" fo:font-style="normal" officeooo:rsid="0013968c" style:font-style-asian="normal" style:font-style-complex="normal"/>
    </style:style>
    <style:style style:name="T6" style:family="tex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style:text-position="0% 100%" style:font-name="Liberation Serif" fo:font-style="normal" style:font-style-asian="normal" style:font-style-complex="normal"/>
    </style:style>
    <style:style style:name="T8" style:family="text">
      <style:text-properties fo:color="#000000" style:text-position="0% 100%" style:font-name="Liberation Serif" fo:font-style="normal" officeooo:rsid="00118393" style:font-style-asian="normal" style:font-style-complex="normal"/>
    </style:style>
    <style:style style:name="T9" style:family="text">
      <style:text-properties fo:color="#000000" style:text-position="0% 100%" style:font-name="Liberation Serif" fo:font-style="normal" fo:font-weight="bold" officeooo:rsid="00118393" style:font-style-asian="normal" style:font-weight-asian="bold" style:font-style-complex="normal" style:font-weight-complex="bold"/>
    </style:style>
    <style:style style:name="T10" style:family="text">
      <style:text-properties fo:color="#000000"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position="0% 100%" style:font-name="Liberation Serif" fo:font-style="normal" fo:font-weight="normal" officeooo:rsid="00118393" style:font-style-asian="normal" style:font-weight-asian="normal" style:font-style-complex="normal" style:font-weight-complex="normal"/>
    </style:style>
    <style:style style:name="T12" style:family="text">
      <style:text-properties fo:color="#000000" style:text-position="0% 100%" style:font-name="Liberation Serif" fo:font-style="normal" fo:font-weight="normal" officeooo:rsid="0012b0ae" style:font-style-asian="normal" style:font-weight-asian="normal" style:font-style-complex="normal" style:font-weight-complex="normal"/>
    </style:style>
    <style:style style:name="T13" style:family="text">
      <style:text-properties fo:color="#000000" style:text-position="0% 100%" style:font-name="Liberation Serif" fo:font-style="normal" fo:font-weight="normal" officeooo:rsid="0013968c" style:font-style-asian="normal" style:font-weight-asian="normal" style:font-style-complex="normal" style:font-weight-complex="normal"/>
    </style:style>
    <style:style style:name="T14" style:family="text">
      <style:text-properties fo:color="#000000" style:text-position="0% 100%" style:font-name="Liberation Serif" fo:font-style="normal" fo:font-weight="normal" officeooo:rsid="0014eef0" style:font-style-asian="normal" style:font-weight-asian="normal" style:font-style-complex="normal" style:font-weight-complex="normal"/>
    </style:style>
    <style:style style:name="T15" style:family="text">
      <style:text-properties fo:color="#000000" style:text-position="sub 58%" style:font-name="Liberation Serif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style:text-position="sub 58%" style:font-name="Liberation Serif" fo:font-style="normal" fo:font-weight="bold" officeooo:rsid="00118393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lard’s <text:span text:style-name="T1">ρ</text:span><text:span text:style-name="T2"> </text:span><text:span text:style-name="T3">Method</text:span></text:p>
      <text:p text:style-name="P3"/>
      <text:p text:style-name="P3"/>
      <text:p text:style-name="P2"><text:span text:style-name="T3"><text:tab/></text:span><text:span text:style-name="T4">This is the simplest factorization method, substantially faster than the trial division </text:span><text:span text:style-name="T5">for large enough numbers</text:span><text:span text:style-name="T4">. It is generally used to determine relatively small prime factors. In our case, we use this method repeatedly in order to try to find all factors of a number. The success of this approach highly depends on the polynomial given as input and on the starting value </text:span><text:span text:style-name="T6">x</text:span><text:span text:style-name="T15">0</text:span><text:span text:style-name="T10">.</text:span></text:p>
      <text:p text:style-name="P4"/>
      <text:p text:style-name="P2"><text:span text:style-name="T10"><text:tab/>The way we do it is by finding a factor, then dividing the number by that factor then trying to find a new factor for the new number and so on.</text:span><text:span text:style-name="T7"> </text:span></text:p>
      <text:p text:style-name="P7"/>
      <text:p text:style-name="P2"><text:span text:style-name="T7"><text:tab/></text:span><text:span text:style-name="T8">Being given a function as input, we successively compute pairs of values </text:span><text:span text:style-name="T9">(x</text:span><text:span text:style-name="T16">i</text:span><text:span text:style-name="T9">, x</text:span><text:span text:style-name="T16">2i</text:span><text:span text:style-name="T9">) </text:span><text:span text:style-name="T11">from the previously computed pairs, we then calculate the absolute value of the difference of the elements in the current pair and then we find the </text:span><text:span text:style-name="T9">greatest common divisor </text:span><text:span text:style-name="T11">of the result and our current number to factorize. If the </text:span><text:span text:style-name="T9">GCD </text:span><text:span text:style-name="T11">is exactly our number, it means that the method failed and we can either try with a different value for </text:span><text:span text:style-name="T9">x</text:span><text:span text:style-name="T16">0</text:span><text:span text:style-name="T9"> </text:span><text:span text:style-name="T11">or with a different function. If the </text:span><text:span text:style-name="T9">GCD </text:span><text:span text:style-name="T11">is 1, we continue to compute pairs of values and if it is neither 1, nor our number, then it is a factor and we print it.<text:tab/><text:tab/><text:tab/></text:span></text:p>
      <text:p text:style-name="P5"/>
      <text:p text:style-name="P2"><text:span text:style-name="T11"><text:tab/></text:span><text:span text:style-name="T13">The classical method takes all divisors from 2 (in our case from 3 since Pollard needs odd numbers) to the number and dividing as much as possible with that divisor. If a number has small divisors, like 3,5,7,11, etc… the classical algorithm will perform much better than the Pollard method when looking just for one divisor. </text:span></text:p>
      <text:p text:style-name="P5"/>
      <text:p text:style-name="P2"><text:span text:style-name="T11"><text:tab/></text:span><text:span text:style-name="T12">The following is a runtime analysis </text:span><text:span text:style-name="T14">(microseconds) </text:span><text:span text:style-name="T12">for this algorithm and the trial division version </text:span><text:span text:style-name="T13">for finding ONE factor of the number</text:span><text:span text:style-name="T12">:</text:span></text:p>
      <text:p text:style-name="P6"/>
      <text:p text:style-name="P6"/>
      <table:table table:name="RTA" table:style-name="RTA">
        <table:table-column table:style-name="RTA.A"/>
        <table:table-column table:style-name="RTA.B"/>
        <table:table-column table:style-name="RTA.C"/>
        <table:table-column table:style-name="RTA.D"/>
        <table:table-header-rows>
          <table:table-row>
            <table:table-cell table:style-name="RTA.A1" office:value-type="string">
              <text:p text:style-name="P8">Number</text:p>
            </table:table-cell>
            <table:table-cell table:style-name="RTA.A1" office:value-type="string">
              <text:p text:style-name="P8">Polynomial</text:p>
            </table:table-cell>
            <table:table-cell table:style-name="RTA.A1" office:value-type="string">
              <text:p text:style-name="P8">Pollard</text:p>
            </table:table-cell>
            <table:table-cell table:style-name="RTA.D1" office:value-type="string">
              <text:p text:style-name="P8">Divisions</text:p>
            </table:table-cell>
          </table:table-row>
        </table:table-header-rows>
        <table:table-row>
          <table:table-cell table:style-name="RTA.A2" office:value-type="string">
            <text:p text:style-name="P13"><text:bookmark-start text:name="__DdeLink__219_161878670"/>847381289854981<text:bookmark-end text:name="__DdeLink__219_161878670"/></text:p>
          </table:table-cell>
          <table:table-cell table:style-name="RTA.A2" office:value-type="string">
            <text:p text:style-name="P11">X^2 + x + 1</text:p>
          </table:table-cell>
          <table:table-cell table:style-name="RTA.A2" office:value-type="string">
            <text:p text:style-name="P12">86</text:p>
          </table:table-cell>
          <table:table-cell table:style-name="RTA.D2" office:value-type="string">
            <text:p text:style-name="P10">17</text:p>
          </table:table-cell>
        </table:table-row>
        <table:table-row>
          <table:table-cell table:style-name="RTA.A2" office:value-type="string">
            <text:p text:style-name="P14">43865983228437</text:p>
          </table:table-cell>
          <table:table-cell table:style-name="RTA.A2" office:value-type="string">
            <text:p text:style-name="P10">X^2 + x + 1</text:p>
          </table:table-cell>
          <table:table-cell table:style-name="RTA.A2" office:value-type="string">
            <text:p text:style-name="P10">88</text:p>
          </table:table-cell>
          <table:table-cell table:style-name="RTA.D2" office:value-type="string">
            <text:p text:style-name="P10">15</text:p>
          </table:table-cell>
        </table:table-row>
        <table:table-row>
          <table:table-cell table:style-name="RTA.A2" office:value-type="string">
            <text:p text:style-name="P14">76563812343571</text:p>
          </table:table-cell>
          <table:table-cell table:style-name="RTA.A2" office:value-type="string">
            <text:p text:style-name="P10">X^2 + x + 1</text:p>
          </table:table-cell>
          <table:table-cell table:style-name="RTA.A2" office:value-type="string">
            <text:p text:style-name="P10">109</text:p>
          </table:table-cell>
          <table:table-cell table:style-name="RTA.D2" office:value-type="string">
            <text:p text:style-name="P10">10</text:p>
          </table:table-cell>
        </table:table-row>
        <table:table-row>
          <table:table-cell table:style-name="RTA.A2" office:value-type="string">
            <text:p text:style-name="P15">789789789787</text:p>
          </table:table-cell>
          <table:table-cell table:style-name="RTA.A2" office:value-type="string">
            <text:p text:style-name="P10">X^2 + x + 1</text:p>
          </table:table-cell>
          <table:table-cell table:style-name="RTA.A2" office:value-type="string">
            <text:p text:style-name="P10">15</text:p>
          </table:table-cell>
          <table:table-cell table:style-name="RTA.D2" office:value-type="string">
            <text:p text:style-name="P10">5</text:p>
          </table:table-cell>
        </table:table-row>
        <table:table-row>
          <table:table-cell table:style-name="RTA.A2" office:value-type="string">
            <text:p text:style-name="P15">9832942642893441</text:p>
          </table:table-cell>
          <table:table-cell table:style-name="RTA.A2" office:value-type="string">
            <text:p text:style-name="P10">X^4 + 2x^3 +2x^2 + 2x + 1 </text:p>
          </table:table-cell>
          <table:table-cell table:style-name="RTA.A2" office:value-type="string">
            <text:p text:style-name="P10">52</text:p>
          </table:table-cell>
          <table:table-cell table:style-name="RTA.D2" office:value-type="string">
            <text:p text:style-name="P10">2</text:p>
          </table:table-cell>
        </table:table-row>
        <table:table-row>
          <table:table-cell table:style-name="RTA.A2" office:value-type="string">
            <text:p text:style-name="P15">437342274237847</text:p>
          </table:table-cell>
          <table:table-cell table:style-name="RTA.A2" office:value-type="string">
            <text:p text:style-name="P10">X^4 + 2x^3 +2x^2 + 2x + 1 </text:p>
          </table:table-cell>
          <table:table-cell table:style-name="RTA.A2" office:value-type="string">
            <text:p text:style-name="P10">141</text:p>
          </table:table-cell>
          <table:table-cell table:style-name="RTA.D2" office:value-type="string">
            <text:p text:style-name="P10">19</text:p>
          </table:table-cell>
        </table:table-row>
        <table:table-row>
          <table:table-cell table:style-name="RTA.A2" office:value-type="string">
            <text:p text:style-name="P15">19134782387123</text:p>
          </table:table-cell>
          <table:table-cell table:style-name="RTA.A2" office:value-type="string">
            <text:p text:style-name="P10">X^4 + 2x^3 +2x^2 + 2x + 1 </text:p>
          </table:table-cell>
          <table:table-cell table:style-name="RTA.A2" office:value-type="string">
            <text:p text:style-name="P10">70</text:p>
          </table:table-cell>
          <table:table-cell table:style-name="RTA.D2" office:value-type="string">
            <text:p text:style-name="P10">18</text:p>
          </table:table-cell>
        </table:table-row>
        <table:table-row>
          <table:table-cell table:style-name="RTA.A2" office:value-type="string">
            <text:p text:style-name="P15">5736478248429293</text:p>
          </table:table-cell>
          <table:table-cell table:style-name="RTA.A2" office:value-type="string">
            <text:p text:style-name="P10">X^4 + 2x^3 +2x^2 + 2x + 1 </text:p>
          </table:table-cell>
          <table:table-cell table:style-name="RTA.A2" office:value-type="string">
            <text:p text:style-name="P10">206</text:p>
          </table:table-cell>
          <table:table-cell table:style-name="RTA.D2" office:value-type="string">
            <text:p text:style-name="P10">10</text:p>
          </table:table-cell>
        </table:table-row>
        <table:table-row>
          <table:table-cell table:style-name="RTA.A2" office:value-type="string">
            <text:p text:style-name="P15">123123123789</text:p>
          </table:table-cell>
          <table:table-cell table:style-name="RTA.A2" office:value-type="string">
            <text:p text:style-name="P10">5x + 5</text:p>
          </table:table-cell>
          <table:table-cell table:style-name="RTA.A2" office:value-type="string">
            <text:p text:style-name="P10">43</text:p>
          </table:table-cell>
          <table:table-cell table:style-name="RTA.D2" office:value-type="string">
            <text:p text:style-name="P10">4</text:p>
          </table:table-cell>
        </table:table-row>
        <table:table-row>
          <table:table-cell table:style-name="RTA.A2" office:value-type="string">
            <text:p text:style-name="P15">777888999111777</text:p>
          </table:table-cell>
          <table:table-cell table:style-name="RTA.A2" office:value-type="string">
            <text:p text:style-name="P10">5x + 5</text:p>
          </table:table-cell>
          <table:table-cell table:style-name="RTA.A2" office:value-type="string">
            <text:p text:style-name="P10">65</text:p>
          </table:table-cell>
          <table:table-cell table:style-name="RTA.D2" office:value-type="string">
            <text:p text:style-name="P10">1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09:22.368513020</meta:creation-date>
    <dc:date>2017-12-08T16:33:49.899187294</dc:date>
    <meta:editing-duration>PT1H9M13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50" meta:word-count="379" meta:character-count="1973" meta:non-whitespace-character-count="1630"/>
  </office:meta>
</office:document-meta>
</file>